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0c93d" officeooo:paragraph-rsid="0010c93d"/>
    </style:style>
    <style:style style:name="P2" style:family="paragraph" style:parent-style-name="Standard">
      <style:text-properties officeooo:rsid="0010c93d" officeooo:paragraph-rsid="0010c93d"/>
    </style:style>
    <style:style style:name="P3" style:family="paragraph" style:parent-style-name="Standard">
      <style:text-properties style:text-underline-style="solid" style:text-underline-width="auto" style:text-underline-color="font-color" officeooo:rsid="0010c93d" officeooo:paragraph-rsid="0010c93d"/>
    </style:style>
    <style:style style:name="P4" style:family="paragraph" style:parent-style-name="Standard">
      <style:text-properties style:text-underline-style="none" officeooo:rsid="0010c93d" officeooo:paragraph-rsid="0010c93d"/>
    </style:style>
    <style:style style:name="P5" style:family="paragraph" style:parent-style-name="Standard">
      <style:text-properties style:text-underline-style="none" officeooo:rsid="0010c93d" officeooo:paragraph-rsid="0010c93d"/>
    </style:style>
    <style:style style:name="P6" style:family="paragraph" style:parent-style-name="Standard">
      <style:text-properties style:text-underline-style="none" officeooo:rsid="00134981" officeooo:paragraph-rsid="00134981"/>
    </style:style>
    <style:style style:name="P7" style:family="paragraph" style:parent-style-name="Standard">
      <style:text-properties style:text-underline-style="none" officeooo:rsid="001375f1" officeooo:paragraph-rsid="001375f1"/>
    </style:style>
    <style:style style:name="P8" style:family="paragraph" style:parent-style-name="Standard">
      <style:text-properties style:text-underline-style="none" officeooo:rsid="0015090b" officeooo:paragraph-rsid="0015090b"/>
    </style:style>
    <style:style style:name="P9" style:family="paragraph" style:parent-style-name="Standard">
      <style:text-properties style:text-underline-style="none" fo:font-weight="bold" officeooo:rsid="0015090b" officeooo:paragraph-rsid="0015090b" style:font-weight-asian="bold" style:font-weight-complex="bold"/>
    </style:style>
    <style:style style:name="P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none" officeooo:rsid="00134981" officeooo:paragraph-rsid="0010c9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f. Michael Ziv-Yokelson | Dina Svetlatsky </text:p>
      <text:p text:style-name="P2">37:116 | <text:s/>Thrus. 14:00-16:00</text:p>
      <text:p text:style-name="P2"><text:a xlink:type="simple" xlink:href="mailto:micaluz@cs.bgu.ac.il" text:style-name="Internet_20_link" text:visited-style-name="Visited_20_Internet_20_Link">micaluz@cs.bgu.ac.il</text:a></text:p>
      <text:p text:style-name="P2"><text:a xlink:type="simple" xlink:href="mailto:zivukelson@gmail.com" text:style-name="Internet_20_link" text:visited-style-name="Visited_20_Internet_20_Link">zivukelson@gmail.com</text:a></text:p>
      <text:p text:style-name="P2"/>
      <text:p text:style-name="P2"><text:a xlink:type="simple" xlink:href="http://www.cs.bgu.ac.il/~negevcb/" text:style-name="Internet_20_link" text:visited-style-name="Visited_20_Internet_20_Link">http://www.cs.bgu.ac.il/~negevcb/</text:a></text:p>
      <text:p text:style-name="P2"/>
      <text:p text:style-name="P2"><text:a xlink:type="simple" xlink:href="http://www.cs.bgu.ac.il/~negevcb/" text:style-name="Internet_20_link" text:visited-style-name="Visited_20_Internet_20_Link">http://www.cs.bgu.ac.il/~bccg11</text:a>/Main</text:p>
      <text:p text:style-name="P2"/>
      <text:p text:style-name="P3">Grades:</text:p>
      <text:p text:style-name="P2">50% Homework (3-4 exercies)</text:p>
      <text:p text:style-name="P2">50% Test in end of the year</text:p>
      <text:p text:style-name="P2"/>
      <text:p text:style-name="P2"/>
      <text:p text:style-name="P3">Test</text:p>
      <text:p text:style-name="P4">1. Anything said in Slides / in class</text:p>
      <text:p text:style-name="P4">2. One of the HW questions.</text:p>
      <text:p text:style-name="P4">3. Algorithms (partly biology terms)</text:p>
      <text:p text:style-name="P4"/>
      <text:p text:style-name="P4"/>
      <text:p text:style-name="P10"/>
      <text:p text:style-name="P6"/>
      <text:p text:style-name="P7">Synthetic biology – writing genomes</text:p>
      <text:p text:style-name="P7">CrispR</text:p>
      <text:p text:style-name="P7">Evogene</text:p>
      <text:p text:style-name="P8">Start up for genome of micobiome</text:p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c93d" officeooo:paragraph-rsid="0010c93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omputational Genomics – basic concepts<text:tab/><text:tab/>lecture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4:12:45.080824174</meta:creation-date>
    <dc:date>2017-10-24T14:09:45.845556125</dc:date>
    <meta:editing-duration>PT23H8M8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18" meta:word-count="64" meta:character-count="477" meta:non-whitespace-character-count="426"/>
  </office:meta>
</office:document-meta>
</file>